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ToCollectionConverter.matches(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oCollectionConverter.getConvertibl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ToCollectionConverter.convert( @ Nullable Object source , TypeDescriptor sourceType , TypeDescriptor target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bjectToCollectionConverter.ObjectToCollectionConvert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